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25000069D500002AAF765C45A3796D4B49.wmf" manifest:media-type="image/x-wmf"/>
  <manifest:file-entry manifest:full-path="Pictures/20000025000069D50000328A5541A7D4E5ADBE06.wmf" manifest:media-type="image/x-wmf"/>
  <manifest:file-entry manifest:full-path="Pictures/20000025000069D500003BF2286A9346AAF9C09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1cm" fo:padding-right="0.251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5cm" fo:padding-right="0.255cm" fo:wrap-option="no-wrap"/>
    </style:style>
    <style:style style:name="gr7" style:family="graphic" style:parent-style-name="standard">
      <style:graphic-properties draw:stroke="solid" svg:stroke-width="0.071cm" svg:stroke-color="#558ed5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solid" draw:fill-color="#ff000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no-wrap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13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fo:min-height="0cm" fo:min-width="0cm" fo:padding-top="0.175cm" fo:padding-bottom="0.175cm" fo:padding-left="0.3cm" fo:padding-right="0.3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wrap"/>
    </style:style>
    <style:style style:name="gr28" style:family="graphic" style:parent-style-name="standard">
      <style:graphic-properties draw:stroke="none" svg:stroke-width="0cm" draw:fill="solid" draw:fill-color="#00b05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8cm" fo:padding-bottom="0.128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10.156cm" fo:padding-top="0.123cm" fo:padding-bottom="0.123cm" fo:padding-left="0.251cm" fo:padding-right="0.251cm" fo:wrap-option="no-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4.951cm" fo:padding-top="0.123cm" fo:padding-bottom="0.123cm" fo:padding-left="0.251cm" fo:padding-right="0.251cm" fo:wrap-option="no-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6.821cm" fo:padding-top="0.123cm" fo:padding-bottom="0.123cm" fo:padding-left="0.251cm" fo:padding-right="0.251cm" fo:wrap-option="no-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3.386cm" fo:padding-top="0.123cm" fo:padding-bottom="0.123cm" fo:padding-left="0.251cm" fo:padding-right="0.251cm" fo:wrap-option="no-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no-wrap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fo:min-height="4.233cm" fo:padding-top="0cm" fo:padding-bottom="0cm" fo:padding-left="0cm" fo:padding-right="0cm" fo:wrap-option="no-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4.284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4.443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1.099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5.883cm" fo:padding-top="0.123cm" fo:padding-bottom="0.123cm" fo:padding-left="0.251cm" fo:padding-right="0.251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4.514cm" fo:padding-top="0.123cm" fo:padding-bottom="0.123cm" fo:padding-left="0.251cm" fo:padding-right="0.251cm" fo:wrap-option="no-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fo:min-height="13.657cm" fo:padding-top="0.123cm" fo:padding-bottom="0.123cm" fo:padding-left="0.251cm" fo:padding-right="0.251cm" fo:wrap-option="no-wrap"/>
    </style:style>
    <style:style style:name="pr26" style:family="presentation" style:parent-style-name="Default-title">
      <style:graphic-properties draw:stroke="none" svg:stroke-width="0cm" draw:fill="none" draw:textarea-vertical-align="middle" draw:auto-grow-height="true" draw:fit-to-size="false" fo:min-height="3.387cm" fo:padding-top="0.123cm" fo:padding-bottom="0.123cm" fo:padding-left="0.251cm" fo:padding-right="0.25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P21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3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text-align="start" style:writing-mode="lr-tb"/>
    </style:style>
    <style:style style:name="P29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2.58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3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793cm" fo:margin-right="0cm" fo:margin-top="0.17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solid" style:text-underline-width="auto" style:text-underline-color="font-color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29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4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Times New Roman (Hebrew)1" style:font-size-asian="44pt" style:font-style-asian="normal" style:font-weight-asian="bold" style:font-name-complex="Times New Roman (Hebrew)2" style:font-size-complex="44pt" style:font-style-complex="normal" style:font-weight-complex="bold"/>
    </style:style>
    <style:style style:name="T48" style:family="text">
      <style:text-properties fo:font-variant="normal" fo:text-transform="none" fo:color="#984807" style:text-line-through-style="none" style:text-line-through-type="none" style:text-position="0% 100%" style:font-name="Arial1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9" style:family="text">
      <style:text-properties fo:font-variant="normal" fo:text-transform="none" fo:color="#984807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0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4" style:family="text">
      <style:text-properties fo:font-variant="normal" fo:text-transform="none" fo:color="#00b05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6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italic" style:text-underline-style="none" fo:font-weight="bold" style:font-name-asian="Times New Roman (Hebrew)1" style:font-size-asian="24pt" style:font-style-asian="italic" style:font-weight-asian="bold" style:font-name-complex="Times New Roman (Hebrew)2" style:font-size-complex="24pt" style:font-style-complex="italic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italic" style:text-underline-style="none" fo:font-weight="bold" style:font-name-asian="Times New Roman (Hebrew)1" style:font-size-asian="20pt" style:font-style-asian="italic" style:font-weight-asian="bold" style:font-name-complex="Times New Roman (Hebrew)2" style:font-size-complex="20pt" style:font-style-complex="italic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0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2.589cm" text:min-label-width="0.793cm"/>
        <style:text-properties fo:font-family="StarSymbol" fo:color="#4747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8.006cm" svg:height="5.338cm" svg:x="3.9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Ideas" draw:style-name="dp3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025cm" presentation:class="title" presentation:user-transformed="true">
          <draw:text-box>
            <text:p text:style-name="P6"><text:span text:style-name="T3">Main Idea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5" draw:text-style-name="P2" draw:layer="layout" svg:width="18.751cm" svg:height="13.799cm" svg:x="0.262cm" svg:y="3.973cm">
          <text:list text:style-name="L2">
            <text:list-item>
              <text:p text:style-name="P8"><text:span text:style-name="T4"><text:s/></text:span><text:span text:style-name="T5">Purpose</text:span><text:span text:style-name="T5"><text:line-break/></text:span><text:span text:style-name="T5"/></text:p>
            </text:list-item>
            <text:list-item>
              <text:p text:style-name="P8"><text:span text:style-name="T4"><text:s/></text:span><text:span text:style-name="T5">Flexibility</text:span><text:span text:style-name="T5"><text:line-break/></text:span><text:span text:style-name="T6"> <text:s/></text:span></text:p>
            </text:list-item>
            <text:list-item>
              <text:p text:style-name="P8"><text:span text:style-name="T4"><text:s/></text:span><text:span text:style-name="T5">Efficiency</text:span><text:span text:style-name="T5"><text:line-break/></text:span><text:span text:style-name="T5"/></text:p>
            </text:list-item>
            <text:list-item>
              <text:p text:style-name="P8"><text:span text:style-name="T4"><text:s/></text:span><text:span text:style-name="T5">Simple &amp; Uniform Interface</text:span><text:span text:style-name="T6"> </text:span><text:span text:style-name="T6"><text:line-break/></text:span><text:span text:style-name="T6"> <text:s text:c="3"/>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Title 1" presentation:style-name="pr4" draw:text-style-name="P7" draw:layer="layout" svg:width="22.106cm" svg:height="10.402cm" svg:x="0cm" svg:y="0.593cm" presentation:class="title" presentation:user-transformed="true">
          <draw:text-box>
            <text:p text:style-name="P6"><text:span text:style-name="T7">Q: What types can we put </text:span><text:span text:style-name="T7"><text:line-break/></text:span><text:span text:style-name="T7">in a template param?</text:span><text:span text:style-name="T7"><text:line-break/></text:span><text:span text:style-name="T7"><text:line-break/></text:span><text:span text:style-name="T7">A: Type which models the </text:span><text:span text:style-name="T7"><text:line-break/></text:span><text:span text:style-name="T7">requested </text:span><text:span text:style-name="T8">concept</text:span><text:span text:style-name="T7">.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7" draw:layer="layout" svg:width="21.478cm" svg:height="3.632cm" svg:x="3.364cm" svg:y="0.194cm" presentation:class="title" presentation:user-transformed="true">
          <draw:text-box>
            <text:p text:style-name="P6"><text:span text:style-name="T9">Concepts - Example</text:span></text:p>
          </draw:text-box>
        </draw:frame>
        <draw:frame draw:name="Content Placeholder 2" presentation:style-name="pr6" draw:text-style-name="P10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Consider:</text:span></text:p>
              </text:list-item>
            </text:list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list text:continue-numbering="true" text:style-name="L3">
              <text:list-item>
                <text:p text:style-name="P9"><text:span text:style-name="T10">The user must provide a type that has a less-than operator (&lt;) to compare two values of type T, the result of which must be convertible to a Boolean value</text:span></text:p>
              </text:list-item>
            </text:list>
            <text:p text:style-name="P9"><text:span text:style-name="T10"/></text:p>
          </draw:text-box>
        </draw:frame>
        <draw:custom-shape draw:name="TextBox 3" draw:style-name="gr7" draw:text-style-name="P12" draw:layer="layout" svg:width="18.752cm" svg:height="4.669cm" svg:x="3.099cm" svg:y="6.125cm">
          <text:p text:style-name="P11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8" draw:layer="layout" svg:width="12.699cm" svg:height="9.524cm" svg:x="3.175cm" svg:y="1.93cm" draw:page-number="4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7" draw:layer="layout" svg:width="21.478cm" svg:height="3.632cm" svg:x="3.364cm" svg:y="0.194cm" presentation:class="title" presentation:user-transformed="true">
          <draw:text-box>
            <text:p text:style-name="P6"><text:span text:style-name="T9">Concepts - Example</text:span></text:p>
          </draw:text-box>
        </draw:frame>
        <draw:frame draw:name="Content Placeholder 2" presentation:style-name="pr6" draw:text-style-name="P10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Consider:</text:span></text:p>
              </text:list-item>
            </text:list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list text:continue-numbering="true" text:style-name="L3">
              <text:list-item>
                <text:p text:style-name="P9"><text:span text:style-name="T10">The user must provide a type that has a less-than operator (&lt;) to compare two values of type T, the result of which must be convertible to a Boolean value</text:span></text:p>
              </text:list-item>
            </text:list>
            <text:p text:style-name="P9"><text:span text:style-name="T10"/></text:p>
          </draw:text-box>
        </draw:frame>
        <draw:custom-shape draw:name="TextBox 3" draw:style-name="gr7" draw:text-style-name="P12" draw:layer="layout" svg:width="18.752cm" svg:height="4.669cm" svg:x="3.099cm" svg:y="6.125cm">
          <text:p text:style-name="P11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15" draw:layer="layout" svg:width="20.742cm" svg:height="5.667cm" svg:x="2.104cm" svg:y="11.853cm">
          <text:p text:style-name="P14"><text:span text:style-name="T13">The problem: </text:span></text:p>
          <text:p text:style-name="P14"><text:span text:style-name="T13">cryptic error messages </text:span></text:p>
          <text:p text:style-name="P14"><text:span text:style-name="T13">from the implementation of the function</text:span></text:p>
          <text:p text:style-name="P14"><text:span text:style-name="T13">instead of a clear error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8" draw:layer="layout" svg:width="12.699cm" svg:height="9.524cm" svg:x="3.175cm" svg:y="1.93cm" draw:page-number="5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epts – What we would like it to be: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7" draw:layer="layout" svg:width="21.478cm" svg:height="3.632cm" svg:x="3.364cm" svg:y="0.194cm" presentation:class="title" presentation:user-transformed="true">
          <draw:text-box>
            <text:p text:style-name="P6"><text:span text:style-name="T9">Concepts – What we would like it to be:</text:span></text:p>
          </draw:text-box>
        </draw:frame>
        <draw:frame draw:name="Content Placeholder 2" presentation:style-name="pr6" draw:text-style-name="P10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4">Not C++ syntax</text:span><text:span text:style-name="T10">:</text:span></text:p>
              </text:list-item>
            </text:list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list text:continue-numbering="true" text:style-name="L3">
              <text:list-item>
                <text:p text:style-name="P9"><text:span text:style-name="T10">The user must provide a type that has a less-than operator (&lt;) to compare two values of type T, the result of which must be convertible to a Boolean value</text:span></text:p>
              </text:list-item>
            </text:list>
            <text:p text:style-name="P9"><text:span text:style-name="T10"/></text:p>
          </draw:text-box>
        </draw:frame>
        <draw:custom-shape draw:name="TextBox 3" draw:style-name="gr7" draw:text-style-name="P12" draw:layer="layout" svg:width="22.001cm" svg:height="4.669cm" svg:x="2.099cm" svg:y="6.125cm">
          <text:p text:style-name="P11"><text:span text:style-name="T11">template</text:span><text:span text:style-name="T12">&lt;</text:span><text:span text:style-name="T15">LessThanComparable</text:span><text:span text:style-name="T11"> </text:span><text:span text:style-name="T12">T&gt; </text:span><text:span text:style-name="T11">const</text:span><text:span text:style-name="T12"> T&amp; min(</text:span><text:span text:style-name="T11">const</text:span><text:span text:style-name="T12"> T&amp; x,</text:span></text:p>
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 <text:s text:c="1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8" draw:layer="layout" svg:width="12.699cm" svg:height="9.524cm" svg:x="3.175cm" svg:y="1.93cm" draw:page-number="6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epts" draw:style-name="dp1" draw:master-page-name="Default">
        <office:forms form:automatic-focus="false" form:apply-design-mode="false"/>
        <draw:frame draw:name="Title 1" presentation:style-name="pr8" draw:text-style-name="P7" draw:layer="layout" svg:width="9.828cm" svg:height="3.427cm" svg:x="5.679cm" svg:y="-0.443cm" presentation:class="title" presentation:user-transformed="true">
          <draw:text-box>
            <text:p text:style-name="P16"><text:span text:style-name="T7">Concepts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0" draw:text-style-name="P2" draw:layer="layout" svg:width="23.917cm" svg:height="17.519cm" svg:x="0.635cm" svg:y="3.175cm">
          <text:list text:style-name="L2">
            <text:list-item>
              <text:p text:style-name="P8"><text:span text:style-name="T16"><text:s/></text:span><text:span text:style-name="T17">Concepts are not a yet part of the C++ language,</text:span></text:p>
            </text:list-item>
          </text:list>
          <text:p text:style-name="P8"><text:span text:style-name="T17"/></text:p>
          <text:list text:continue-numbering="true" text:style-name="L2">
            <text:list-item>
              <text:p text:style-name="P8"><text:span text:style-name="T17"><text:s/></text:span><text:span text:style-name="T17">Currently there is no (standard) way to declare a concept in a program, or to declare that a particular type is a model of a concept</text:span></text:p>
            </text:list-item>
          </text:list>
          <text:p text:style-name="P8"><text:span text:style-name="T17"/></text:p>
          <text:list text:continue-numbering="true" text:style-name="L2">
            <text:list-item>
              <text:p text:style-name="P8"><text:span text:style-name="T17"><text:s/>“</text:span><text:span text:style-name="T17">were not ready” for C++11,C++14,C++17</text:span></text:p>
            </text:list-item>
          </text:list>
          <text:p text:style-name="P8"><text:span text:style-name="T17"/></text:p>
          <text:list text:continue-numbering="true" text:style-name="L2">
            <text:list-item>
              <text:p text:style-name="P8"><text:span text:style-name="T17"><text:s/></text:span><text:span text:style-name="T17">C++-20 ?</text:span></text:p>
            </text:list-item>
          </text:list>
          <text:p text:style-name="P17"><text:span text:style-name="T17"/></text:p>
          <text:p text:style-name="P17"><text:span text:style-name="T17"/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advanced" draw:style-name="dp3" draw:master-page-name="Default">
        <office:forms form:automatic-focus="false" form:apply-design-mode="false"/>
        <draw:frame draw:name="Title 1" presentation:style-name="pr8" draw:text-style-name="P7" draw:layer="layout" svg:width="21.589cm" svg:height="3.427cm" svg:x="1.905cm" svg:y="-0.443cm" presentation:class="title" presentation:user-transformed="true">
          <draw:text-box>
            <text:p text:style-name="P16"><text:span text:style-name="T7">Concepts - advanced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1" draw:text-style-name="P2" draw:layer="layout" svg:width="24.653cm" svg:height="11.258cm" svg:x="0.755cm" svg:y="3.175cm">
          <text:list text:style-name="L2">
            <text:list-item>
              <text:p text:style-name="P8"><text:span text:style-name="T16"><text:s/></text:span><text:span text:style-name="T17">gcc has a new mechanism for concept checking. </text:span></text:p>
            </text:list-item>
          </text:list>
          <text:p text:style-name="P17"><text:span text:style-name="T17">To activate it define:</text:span><text:span text:style-name="T18">_GLIBCXX_CONCEPT_CHECKS</text:span></text:p>
          <text:p text:style-name="P17"><text:span text:style-name="T16">Warning: not clear if it helps or not.</text:span></text:p>
          <text:p text:style-name="P17"><text:span text:style-name="T16"/></text:p>
          <text:list text:continue-numbering="true" text:style-name="L2">
            <text:list-item>
              <text:p text:style-name="P8"><text:span text:style-name="T16">Boost library has a Concept Check Library: </text:span></text:p>
            </text:list-item>
          </text:list>
          <text:p text:style-name="P17"><text:span text:style-name="T16">http://www.boost.org/libs/concept_check/concept_check.htm</text:span></text:p>
          <text:p text:style-name="P17"><text:span text:style-name="T16"/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7" draw:text-style-name="P12" draw:layer="layout" svg:width="20.201cm" svg:height="5.583cm" svg:x="2.699cm" svg:y="12.065cm">
          <text:p text:style-name="P11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1">const</text:span><text:span text:style-name="T12"> T&amp; y) </text:span><text:span text:style-name="T12"><text:line-break/></text:span><text:span text:style-name="T12">{</text:span></text:p>
          <text:p text:style-name="P11"><text:span text:style-name="T12"><text:s text:c="3"/></text:span><text:span text:style-name="T12">BOOST_CONCEPT_ASSERT((</text:span><text:span text:style-name="T15">LessThanComparable</text:span><text:span text:style-name="T11"> </text:span><text:span text:style-name="T12">&lt;T&gt;));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" draw:style-name="dp1" draw:master-page-name="Default">
        <office:forms form:automatic-focus="false" form:apply-design-mode="false"/>
        <draw:frame draw:name="Title 1" presentation:style-name="pr8" draw:text-style-name="P7" draw:layer="layout" svg:width="9.828cm" svg:height="3.427cm" svg:x="5.679cm" svg:y="-0.443cm" presentation:class="title" presentation:user-transformed="true">
          <draw:text-box>
            <text:p text:style-name="P16"><text:span text:style-name="T7">Concepts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1" draw:text-style-name="P2" draw:layer="layout" svg:width="24.657cm" svg:height="13.966cm" svg:x="0.918cm" svg:y="3.175cm">
          <text:list text:style-name="L2">
            <text:list-item>
              <text:p text:style-name="P8"><text:span text:style-name="T16"><text:s/></text:span><text:span text:style-name="T17">A concept is a list of requirements on a type.</text:span></text:p>
            </text:list-item>
            <text:list-item>
              <text:p text:style-name="P8"><text:span text:style-name="T17"><text:s/></text:span><text:span text:style-name="T17">STL defines a hierarchy of concepts for containers, </text:span></text:p>
            </text:list-item>
          </text:list>
          <text:p text:style-name="P17"><text:span text:style-name="T17">iterators, and element types.</text:span></text:p>
          <text:list text:continue-numbering="true" text:style-name="L2">
            <text:list-item>
              <text:p text:style-name="P8"><text:span text:style-name="T17"><text:s/></text:span><text:span text:style-name="T17">Concepts for element types include:</text:span></text:p>
            </text:list-item>
          </text:list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2" draw:text-style-name="P18" draw:layer="layout" svg:width="10.339cm" svg:height="2.288cm" svg:x="14.294cm" svg:y="9.007cm">
          <text:p text:style-name="P17"><text:span text:style-name="T19">LessThan Comparable -</text:span></text:p>
          <text:p text:style-name="P17"><text:span text:style-name="T20">types with operator&lt;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8" draw:layer="layout" svg:width="9.848cm" svg:height="2.288cm" svg:x="1.793cm" svg:y="9.007cm">
          <text:p text:style-name="P17"><text:span text:style-name="T19">Equality Comparable -</text:span></text:p>
          <text:p text:style-name="P17"><text:span text:style-name="T20">types with operator==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2" draw:text-style-name="P18" draw:layer="layout" svg:width="8.404cm" svg:height="3.304cm" svg:x="8.287cm" svg:y="11.935cm">
          <text:p text:style-name="P17"><text:span text:style-name="T19">Assignable -</text:span></text:p>
          <text:p text:style-name="P17"><text:span text:style-name="T20">types with operator=</text:span></text:p>
          <text:p text:style-name="P17"><text:span text:style-name="T20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" draw:style-name="dp1" draw:master-page-name="Default">
        <office:forms form:automatic-focus="false" form:apply-design-mode="false"/>
        <draw:frame draw:name="Title 1" presentation:style-name="pr8" draw:text-style-name="P7" draw:layer="layout" svg:width="9.828cm" svg:height="3.427cm" svg:x="5.679cm" svg:y="-0.443cm" presentation:class="title" presentation:user-transformed="true">
          <draw:text-box>
            <text:p text:style-name="P16"><text:span text:style-name="T7">Concepts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1" draw:text-style-name="P2" draw:layer="layout" svg:width="23.116cm" svg:height="10.075cm" svg:x="1.353cm" svg:y="3.175cm">
          <text:list text:style-name="L2">
            <text:list-item>
              <text:p text:style-name="P8"><text:span text:style-name="T17"><text:s/></text:span><text:span text:style-name="T17">Cleanly separate interface from implementation.</text:span></text:p>
            </text:list-item>
            <text:list-item>
              <text:p text:style-name="P8"><text:span text:style-name="T17"><text:s/></text:span><text:span text:style-name="T17">Primitives can also conform to a concept.</text:span></text:p>
            </text:list-item>
          </text:list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refinement" draw:style-name="dp3" draw:master-page-name="Default">
        <office:forms form:automatic-focus="false" form:apply-design-mode="false"/>
        <draw:frame draw:name="Title 1" presentation:style-name="pr8" draw:text-style-name="P7" draw:layer="layout" svg:width="25.399cm" svg:height="3.427cm" svg:x="0cm" svg:y="-0.443cm" presentation:class="title" presentation:user-transformed="true">
          <draw:text-box>
            <text:p text:style-name="P16"><text:span text:style-name="T7">Concepts refinement</text:span></text:p>
          </draw:text-box>
        </draw:frame>
        <draw:custom-shape draw:name="Freeform 2" draw:style-name="gr6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1" draw:text-style-name="P2" draw:layer="layout" svg:width="23.457cm" svg:height="7.367cm" svg:x="1.183cm" svg:y="2.837cm">
          <text:p text:style-name="P1"><text:span text:style-name="T16"><text:s/></text:span><text:span text:style-name="T16">Concept B </text:span><text:span text:style-name="T21">is a refinement of concept</text:span><text:span text:style-name="T16"> A</text:span></text:p>
          <text:p text:style-name="P1"><text:span text:style-name="T16"/></text:p>
          <text:p text:style-name="P1"><text:span text:style-name="T16"><text:s text:c="2"/></text:span></text:p>
          <text:p text:style-name="P1"><text:span text:style-name="T16"><text:s/></text:span><text:span text:style-name="T16">Concept B </text:span><text:span text:style-name="T21">imposes some additional requirements</text:span><text:span text:style-name="T16"> on A</text:span></text:p>
          <text:p text:style-name="P17"><text:span text:style-name="T16"><text:s/></text:span></text:p>
          <text:list text:style-name="L2">
            <text:list-item>
              <text:p text:style-name="P8"><text:span text:style-name="T16"><text:s/></text:span><text:span text:style-name="T16">Similar to inheritance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19" draw:layer="layout" svg:width="1.269cm" svg:height="1.904cm" svg:x="12.065cm" svg:y="4.445cm">
          <text:p/>
          <draw:enhanced-geometry draw:mirror-horizontal="false" draw:mirror-vertical="false" svg:viewBox="0 0 0 0" drawooo:sub-view-size="21600 21600" draw:text-areas="?f17 ?f21 ?f18 ?f22" draw:type="ooxml-non-primitive" draw:modifiers="5400 4300" draw:enhanced-path="M ?f2 ?f10 L ?f4 ?f2 ?f3 ?f10 ?f11 ?f10 ?f11 ?f12 ?f3 ?f12 ?f4 ?f3 ?f2 ?f12 ?f9 ?f12 ?f9 ?f10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7 "/>
            <draw:equation draw:name="f14" draw:formula="?f7 *?f5 /1"/>
            <draw:equation draw:name="f15" draw:formula="?f8 *?f6 /1"/>
            <draw:equation draw:name="f16" draw:formula="?f8 *?f13 /1"/>
            <draw:equation draw:name="f17" draw:formula="?f9 *?f5 /1"/>
            <draw:equation draw:name="f18" draw:formula="?f11 *?f5 /1"/>
            <draw:equation draw:name="f19" draw:formula="?f16 *1/10800"/>
            <draw:equation draw:name="f20" draw:formula="21600+0-?f19 "/>
            <draw:equation draw:name="f21" draw:formula="?f19 *?f6 /1"/>
            <draw:equation draw:name="f22" draw:formula="?f20 *?f6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16"><text:span text:style-name="T22">Main Component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4" draw:text-style-name="P4" draw:layer="layout" svg:width="6.543cm" svg:height="2.636cm" svg:x="16.982cm" svg:y="7.907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5" draw:style-name="gr15" draw:text-style-name="P2" draw:layer="layout" svg:width="5.326cm" svg:height="1.693cm" svg:x="17.555cm" svg:y="8.343cm">
            <text:p text:style-name="P1"><text:span text:style-name="T23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14" draw:text-style-name="P4" draw:layer="layout" svg:width="6.543cm" svg:height="2.636cm" svg:x="9.168cm" svg:y="7.81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8" draw:style-name="gr15" draw:text-style-name="P2" draw:layer="layout" svg:width="5.326cm" svg:height="1.692cm" svg:x="9.741cm" svg:y="8.255cm">
            <text:p text:style-name="P1"><text:span text:style-name="T23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14" draw:text-style-name="P4" draw:layer="layout" svg:width="6.543cm" svg:height="2.636cm" svg:x="12.881cm" svg:y="3.162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11" draw:style-name="gr15" draw:text-style-name="P2" draw:layer="layout" svg:width="5.326cm" svg:height="1.693cm" svg:x="13.454cm" svg:y="3.598cm">
            <text:p text:style-name="P1"><text:span text:style-name="T23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14" draw:text-style-name="P4" draw:layer="layout" svg:width="6.538cm" svg:height="3.695cm" svg:x="0.966cm" svg:y="3.373cm">
            <draw:image xlink:href="Pictures/20000025000069D500003BF2286A9346AAF9C092.wmf" xlink:type="simple" xlink:show="embed" xlink:actuate="onLoad">
              <text:p/>
            </draw:image>
          </draw:frame>
          <draw:custom-shape draw:name="Freeform 14" draw:style-name="gr15" draw:text-style-name="P2" draw:layer="layout" svg:width="5.083cm" svg:height="2.486cm" svg:x="1.658cm" svg:y="3.942cm">
            <text:p text:style-name="P1"><text:span text:style-name="T23">Function</text:span></text:p>
            <text:p text:style-name="P1"><text:span text:style-name="T23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5">
          <draw:frame draw:name="Picture 16" draw:style-name="gr14" draw:text-style-name="P4" draw:layer="layout" svg:width="6.543cm" svg:height="2.636cm" svg:x="1.16cm" svg:y="7.81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17" draw:style-name="gr15" draw:text-style-name="P2" draw:layer="layout" svg:width="5.326cm" svg:height="1.692cm" svg:x="1.733cm" svg:y="8.255cm">
            <text:p text:style-name="P1"><text:span text:style-name="T23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16" draw:text-style-name="P2" draw:layer="layout" svg:width="1.785cm" svg:height="1.767cm" svg:x="17.767cm" svg:y="5.993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16" draw:text-style-name="P2" draw:layer="layout" svg:width="1.736cm" svg:height="1.82cm" svg:x="12.903cm" svg:y="5.971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g draw:name="Group 20">
          <draw:frame draw:name="Picture 21" draw:style-name="gr14" draw:text-style-name="P4" draw:layer="layout" svg:width="6.543cm" svg:height="2.636cm" svg:x="1.164cm" svg:y="11.62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22" draw:style-name="gr15" draw:text-style-name="P2" draw:layer="layout" svg:width="5.326cm" svg:height="1.692cm" svg:x="1.737cm" svg:y="12.065cm">
            <text:p text:style-name="P1"><text:span text:style-name="T23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23">
          <draw:frame draw:name="Picture 24" draw:style-name="gr14" draw:text-style-name="P4" draw:layer="layout" svg:width="6.543cm" svg:height="2.636cm" svg:x="1.164cm" svg:y="15.227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25" draw:style-name="gr15" draw:text-style-name="P2" draw:layer="layout" svg:width="5.326cm" svg:height="1.693cm" svg:x="1.737cm" svg:y="15.663cm">
            <text:p text:style-name="P1"><text:span text:style-name="T23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9" draw:text-style-name="P10" draw:layer="layout" svg:width="19.265cm" svg:height="15.197cm" svg:x="0.754cm" svg:y="3.81cm" presentation:class="outline" presentation:user-transformed="true">
          <draw:text-box>
            <text:list text:style-name="L3">
              <text:list-item>
                <text:p text:style-name="P9"><text:span text:style-name="T10">Holds </text:span><text:span text:style-name="T14">copies</text:span><text:span text:style-name="T10"> of elements.</text:span></text:p>
              </text:list-item>
              <text:list-item>
                <text:p text:style-name="P9"><text:span text:style-name="T14">Assumes</text:span><text:span text:style-name="T10"> elements have:</text:span><text:span text:style-name="T10"><text:line-break/></text:span><text:span text:style-name="T10">Copy Ctor &amp; operator =</text:span></text:p>
              </text:list-item>
              <text:list-item>
                <text:p text:style-name="P9"><text:span text:style-name="T10">The standard defines the </text:span><text:span text:style-name="T14">interface</text:span><text:span text:style-name="T10">.</text:span></text:p>
              </text:list-item>
              <text:list-item>
                <text:p text:style-name="P9"><text:span text:style-name="T10">Two main class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4">Sequential containers</text:span><text:span text:style-name="T10">:</text:span><text:span text:style-name="T10"><text:line-break/></text:span><text:span text:style-name="T10"> list, vector,....</text:span></text:p>
                  </text:list-item>
                  <text:list-item>
                    <text:p text:style-name="P9"><text:span text:style-name="T14">Associative containers:</text:span><text:span text:style-name="T14"><text:line-break/></text:span><text:span text:style-name="T10">map, set ... 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draw:custom-shape draw:name="Freeform 2" draw:style-name="gr6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4" draw:text-style-name="P4" draw:layer="layout" svg:width="6.543cm" svg:height="2.636cm" svg:x="8.127cm" svg:y="0.631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5" draw:style-name="gr15" draw:text-style-name="P2" draw:layer="layout" svg:width="5.326cm" svg:height="1.692cm" svg:x="8.7cm" svg:y="1.067cm">
            <text:p text:style-name="P1"><text:span text:style-name="T23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12" draw:text-style-name="P18" draw:layer="layout" svg:width="8.404cm" svg:height="3.303cm" svg:x="15.183cm" svg:y="5.084cm">
          <text:p text:style-name="P17"><text:span text:style-name="T19">Assignable -</text:span></text:p>
          <text:p text:style-name="P17"><text:span text:style-name="T20">types with operator=</text:span></text:p>
          <text:p text:style-name="P17"><text:span text:style-name="T20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6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14" draw:text-style-name="P4" draw:layer="layout" svg:width="17.779cm" svg:height="2.539cm" svg:x="3.175cm" svg:y="0.635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4" draw:style-name="gr15" draw:text-style-name="P2" draw:layer="layout" svg:width="14.473cm" svg:height="1.63cm" svg:x="4.732cm" svg:y="1.055cm">
            <text:p text:style-name="P1"><text:span text:style-name="T24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7" draw:text-style-name="P20" draw:layer="layout" svg:width="22.352cm" svg:height="3.401cm" svg:x="1.27cm" svg:y="4.826cm">
          <draw:text-box>
            <text:p><text:span text:style-name="T25">see </text:span><text:span text:style-name="T26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1.309cm" svg:y="0.34cm" presentation:class="title" presentation:user-transformed="true">
          <draw:text-box>
            <text:p text:style-name="P6"><text:span text:style-name="T7">Sequential Containers</text:span></text:p>
          </draw:text-box>
        </draw:frame>
        <draw:frame draw:name="Text Placeholder 2" presentation:style-name="pr10" draw:text-style-name="P10" draw:layer="layout" svg:width="20.094cm" svg:height="11.04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/></text:p>
              </text:list-item>
            </text:list>
            <text:p text:style-name="P21"><text:span text:style-name="T10"/></text:p>
            <text:p text:style-name="P21"><text:span text:style-name="T10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ext Placeholder 1" presentation:style-name="pr11" draw:text-style-name="P10" draw:layer="layout" svg:width="24.629cm" svg:height="17.067cm" svg:x="0.832cm" svg:y="3.112cm" presentation:class="outline" presentation:user-transformed="true">
          <draw:text-box>
            <text:p text:style-name="P21"><text:span text:style-name="T27"/></text:p>
            <text:p text:style-name="P21"><text:span text:style-name="T27">forward_list </text:span><text:span text:style-name="T28"><text:s/>- a singly-linked list.</text:span></text:p>
            <text:p text:style-name="P21"><text:span text:style-name="T27">list </text:span><text:span text:style-name="T28"><text:s/>- a doubly-linked list.</text:span></text:p>
            <text:list text:style-name="L6">
              <text:list-item>
                <text:list>
                  <text:list-item>
                    <text:p text:style-name="P9"><text:span text:style-name="T28">Efficient insertion/deletion in front/end/middle</text:span></text:p>
                  </text:list-item>
                </text:list>
              </text:list-item>
            </text:list>
            <text:p text:style-name="P21"><text:span text:style-name="T27">vector </text:span><text:span text:style-name="T28"><text:s/>- an extendable sequence of objects</text:span></text:p>
            <text:list text:continue-numbering="true" text:style-name="L6">
              <text:list-item>
                <text:list>
                  <text:list-item>
                    <text:p text:style-name="P9"><text:span text:style-name="T28">Efficient insertion at end, and random access</text:span></text:p>
                  </text:list-item>
                </text:list>
              </text:list-item>
            </text:list>
            <text:p text:style-name="P21"><text:span text:style-name="T27">deque</text:span><text:span text:style-name="T28"> – double-ended queue</text:span></text:p>
            <text:list text:continue-numbering="true" text:style-name="L6">
              <text:list-item>
                <text:list>
                  <text:list-item>
                    <text:p text:style-name="P9"><text:span text:style-name="T28">Efficient insertion/deletion at front/end</text:span></text:p>
                  </text:list-item>
                  <text:list-item>
                    <text:p text:style-name="P9"><text:span text:style-name="T28">Random access</text:span></text:p>
                  </text:list-item>
                </text:list>
              </text:list-item>
            </text:list>
            <text:p text:style-name="P21"><text:span text:style-name="T27">array – <text:s/></text:span><text:span text:style-name="T28">fixed size, on the stack.</text:span></text:p>
          </draw:text-box>
        </draw:frame>
        <draw:frame draw:name="Title 2" presentation:style-name="pr12" draw:text-style-name="P7" draw:layer="layout" svg:width="21.478cm" svg:height="3.632cm" svg:x="1.309cm" svg:y="0.237cm" presentation:class="title" presentation:user-transformed="true">
          <draw:text-box>
            <text:p text:style-name="P6"><text:span text:style-name="T7">Sequential Containers</text:span><text:span text:style-name="T7"><text:line-break/></text:span><text:span text:style-name="T29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13" draw:text-style-name="P7" draw:layer="layout" svg:width="23.49cm" svg:height="3.181cm" svg:x="0.585cm" svg:y="0.525cm" presentation:class="title" presentation:user-transformed="true">
          <draw:text-box>
            <text:p text:style-name="P16"><text:span text:style-name="T22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8" draw:text-style-name="P2" draw:layer="layout" svg:width="24.783cm" svg:height="5.58cm" svg:x="-0.009cm" svg:y="4.754cm">
          <text:list text:style-name="L7">
            <text:list-item>
              <text:list>
                <text:list-item>
                  <text:p text:style-name="P22"><text:span text:style-name="T6">Contiguous array of elements of type T</text:span></text:p>
                </text:list-item>
                <text:list-item>
                  <text:p text:style-name="P22"><text:span text:style-name="T6">Random access</text:span></text:p>
                </text:list-item>
                <text:list-item>
                  <text:p text:style-name="P22"><text:span text:style-name="T6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1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1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2" draw:layer="layout" svg:width="22.603cm" svg:height="7.875cm" svg:x="1.094cm" svg:y="10.046cm">
          <text:p text:style-name="P24"><text:span text:style-name="T30">std::vector&lt;int&gt; v(2);</text:span></text:p>
          <text:p text:style-name="P17"><text:span text:style-name="T30"><text:s text:c="2"/></text:span><text:span text:style-name="T30">v[0]= 45;</text:span></text:p>
          <text:p text:style-name="P17"><text:span text:style-name="T30"><text:s text:c="2"/></text:span><text:span text:style-name="T30">v[1]= 32;</text:span></text:p>
          <text:p text:style-name="P17"><text:span text:style-name="T30"><text:s text:c="2"/></text:span><text:span text:style-name="T30">v.emplace_back(60); </text:span><text:span text:style-name="T31">//C++11</text:span></text:p>
          <text:p text:style-name="P17"><text:span text:style-name="T3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3" draw:master-page-name="Default">
        <draw:frame draw:name="Title 1" presentation:style-name="pr13" draw:text-style-name="P7" draw:layer="layout" svg:width="23.49cm" svg:height="3.181cm" svg:x="0.585cm" svg:y="0.525cm" presentation:class="title" presentation:user-transformed="true">
          <draw:text-box>
            <text:p text:style-name="P16"><text:span text:style-name="T22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8" draw:text-style-name="P2" draw:layer="layout" svg:width="24.783cm" svg:height="5.58cm" svg:x="-0.009cm" svg:y="4.754cm">
          <text:list text:style-name="L7">
            <text:list-item>
              <text:list>
                <text:list-item>
                  <text:p text:style-name="P22"><text:span text:style-name="T6">Contiguous array of elements of type T</text:span></text:p>
                </text:list-item>
                <text:list-item>
                  <text:p text:style-name="P22"><text:span text:style-name="T6">Random access</text:span></text:p>
                </text:list-item>
                <text:list-item>
                  <text:p text:style-name="P22"><text:span text:style-name="T6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2" draw:layer="layout" svg:width="24.127cm" svg:height="9.399cm" svg:x="1.101cm" svg:y="10.046cm">
          <text:p text:style-name="P24"><text:span text:style-name="T30">std::vector&lt;int&gt; v(2);</text:span></text:p>
          <text:p text:style-name="P17"><text:span text:style-name="T30"><text:s text:c="2"/></text:span><text:span text:style-name="T30">v[0]= 45;</text:span></text:p>
          <text:p text:style-name="P17"><text:span text:style-name="T30"><text:s text:c="2"/></text:span><text:span text:style-name="T30">v[1]= 32;</text:span></text:p>
          <text:p text:style-name="P17"><text:span text:style-name="T30"><text:s text:c="2"/></text:span><text:span text:style-name="T30">v.push_back(60);</text:span><text:span text:style-name="T32">// old style,</text:span></text:p>
          <text:p text:style-name="P17"><text:span text:style-name="T32"><text:tab/></text:span><text:span text:style-name="T32"> <text:s/></text:span><text:span text:style-name="T32">// we will talk about </text:span></text:p>
          <text:p text:style-name="P17"><text:span text:style-name="T32"><text:s text:c="2"/></text:span><text:span text:style-name="T32">// the differenc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1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1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4" draw:text-style-name="P7" draw:layer="layout" svg:width="22.931cm" svg:height="4.233cm" svg:x="0.865cm" svg:y="-0.001cm" presentation:class="title" presentation:user-transformed="true">
          <draw:text-box>
            <text:p text:style-name="P16"><text:span text:style-name="T22">emplace_back / push_back</text:span><text:span text:style-name="T22"><text:line-break/></text:span><text:span text:style-name="T22">Average Time Complexi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2" draw:layer="layout" svg:width="24.205cm" svg:height="11.038cm" svg:x="0.111cm" svg:y="4.754cm">
          <text:p text:style-name="P25"><text:span text:style-name="T6">If we inserted </text:span><text:span text:style-name="T4">n</text:span><text:span text:style-name="T6"> elements we paid:</text:span></text:p>
          <text:p text:style-name="P25"><text:span text:style-name="T33">1</text:span><text:span text:style-name="T6">+</text:span><text:span text:style-name="T33">2</text:span><text:span text:style-name="T6">+1+</text:span><text:span text:style-name="T33">4</text:span><text:span text:style-name="T4">+</text:span><text:span text:style-name="T6">1+1+1+</text:span><text:span text:style-name="T33">8</text:span><text:span text:style-name="T6">+…+</text:span><text:span text:style-name="T33">n</text:span><text:span text:style-name="T6"> =</text:span></text:p>
          <text:p text:style-name="P25"><text:span text:style-name="T6">O(n) + </text:span><text:span text:style-name="T33">1</text:span><text:span text:style-name="T34">+</text:span><text:span text:style-name="T33">2</text:span><text:span text:style-name="T34">+</text:span><text:span text:style-name="T33">4+…+n</text:span><text:span text:style-name="T6"> =</text:span></text:p>
          <text:p text:style-name="P25"><text:span text:style-name="T6">O(n)</text:span></text:p>
          <text:p text:style-name="P25"><text:span text:style-name="T6"/></text:p>
          <text:p text:style-name="P25"><text:span text:style-name="T6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custom-shape draw:name="TextBox 1" draw:style-name="gr22" draw:text-style-name="P2" draw:layer="layout" svg:width="24.48cm" svg:height="7.403cm" svg:x="0.918cm" svg:y="8.89cm">
          <text:list text:style-name="L8">
            <text:list-item>
              <text:list>
                <text:list-item>
                  <text:p text:style-name="P26"><text:span text:style-name="T35">The first “size” elements are constructed (initialized)</text:span></text:p>
                </text:list-item>
                <text:list-item>
                  <text:p text:style-name="P26"><text:span text:style-name="T36">The last “</text:span><text:span text:style-name="T37">capacity</text:span><text:span text:style-name="T36"> - size” elements are uninitializ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19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1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1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1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3" draw:text-style-name="P2" draw:layer="layout" svg:x1="6.349cm" svg:y1="5.08cm" svg:x2="6.35cm" svg:y2="8.255cm">
          <text:p/>
        </draw:line>
        <draw:line draw:name="Straight Connector 16" draw:style-name="gr23" draw:text-style-name="P2" draw:layer="layout" svg:x1="17.357cm" svg:y1="5.08cm" svg:x2="17.358cm" svg:y2="8.255cm">
          <text:p/>
        </draw:line>
        <draw:line draw:name="Straight Connector 17" draw:style-name="gr23" draw:text-style-name="P2" draw:layer="layout" svg:x1="13.122cm" svg:y1="5.08cm" svg:x2="13.123cm" svg:y2="6.773cm">
          <text:p/>
        </draw:line>
        <draw:custom-shape draw:name="Freeform 18" draw:style-name="gr24" draw:text-style-name="P2" draw:layer="layout" svg:width="1.822cm" svg:height="1.023cm" svg:x="8.89cm" svg:y="5.292cm">
          <text:p text:style-name="P27"><text:span text:style-name="T3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4" draw:text-style-name="P2" draw:layer="layout" svg:width="3.337cm" svg:height="1.023cm" svg:x="10.583cm" svg:y="6.985cm">
          <text:p text:style-name="P27"><text:span text:style-name="T3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5" draw:text-style-name="P2" draw:layer="layout" svg:x1="13.97cm" svg:y1="7.619cm" svg:x2="17.357cm" svg:y2="7.62cm">
          <text:p/>
        </draw:line>
        <draw:line draw:name="Straight Connector 21" draw:style-name="gr25" draw:text-style-name="P2" draw:layer="layout" svg:x1="10.582cm" svg:y1="7.619cm" svg:x2="6.349cm" svg:y2="7.62cm">
          <text:p/>
        </draw:line>
        <draw:line draw:name="Straight Connector 22" draw:style-name="gr25" draw:text-style-name="P2" draw:layer="layout" svg:x1="8.677cm" svg:y1="5.926cm" svg:x2="6.349cm" svg:y2="5.927cm">
          <text:p/>
        </draw:line>
        <draw:line draw:name="Straight Connector 23" draw:style-name="gr25" draw:text-style-name="P2" draw:layer="layout" svg:x1="10.794cm" svg:y1="5.926cm" svg:x2="13.122cm" svg:y2="5.927cm">
          <text:p/>
        </draw:line>
        <draw:frame draw:name="Title 24" presentation:style-name="pr15" draw:text-style-name="P7" draw:layer="layout" svg:width="21.478cm" svg:height="2.925cm" svg:x="3.365cm" svg:y="0.547cm" presentation:class="title" presentation:user-transformed="true">
          <draw:text-box>
            <text:p text:style-name="P6"><text:span text:style-name="T40">size</text:span><text:span text:style-name="T9"> and </text:span><text:span text:style-name="T41">capacity</text:span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0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40">size</text:span><text:span text:style-name="T9"> and </text:span><text:span text:style-name="T41">capacity</text:span></text:p>
          </draw:text-box>
        </draw:frame>
        <draw:frame draw:name="Text Placeholder 2" presentation:style-name="pr16" draw:text-style-name="P10" draw:layer="layout" svg:width="24.01cm" svg:height="13.954cm" svg:x="0.832cm" svg:y="3.642cm" presentation:class="outline" presentation:user-transformed="true">
          <draw:text-box>
            <text:p text:style-name="P21"><text:span text:style-name="T10"/></text:p>
            <text:p text:style-name="P21"><text:span text:style-name="T10"/></text:p>
            <text:p text:style-name="P21"><text:span text:style-name="T10"/></text:p>
            <text:p text:style-name="P21"><text:span text:style-name="T10"/></text:p>
            <text:list text:style-name="L3">
              <text:list-item>
                <text:p text:style-name="P9"><text:span text:style-name="T10">size_type </text:span><text:span text:style-name="T42">size</text:span><text:span text:style-name="T10">() const</text:span></text:p>
              </text:list-item>
              <text:list-item>
                <text:p text:style-name="P9"><text:span text:style-name="T10">size_type </text:span><text:span text:style-name="T43">capacity</text:span><text:span text:style-name="T10">() const</text:span></text:p>
              </text:list-item>
            </text:list>
          </draw:text-box>
        </draw:frame>
        <draw:custom-shape draw:name="Freeform 3" draw:style-name="gr19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1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1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3" draw:text-style-name="P2" draw:layer="layout" svg:x1="6.349cm" svg:y1="5.08cm" svg:x2="6.35cm" svg:y2="8.255cm">
          <text:p/>
        </draw:line>
        <draw:line draw:name="Straight Connector 17" draw:style-name="gr23" draw:text-style-name="P2" draw:layer="layout" svg:x1="17.357cm" svg:y1="5.08cm" svg:x2="17.358cm" svg:y2="8.255cm">
          <text:p/>
        </draw:line>
        <draw:line draw:name="Straight Connector 18" draw:style-name="gr23" draw:text-style-name="P2" draw:layer="layout" svg:x1="13.122cm" svg:y1="5.08cm" svg:x2="13.123cm" svg:y2="6.773cm">
          <text:p/>
        </draw:line>
        <draw:custom-shape draw:name="Freeform 19" draw:style-name="gr24" draw:text-style-name="P2" draw:layer="layout" svg:width="1.822cm" svg:height="1.023cm" svg:x="8.89cm" svg:y="5.292cm">
          <text:p text:style-name="P27"><text:span text:style-name="T3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4" draw:text-style-name="P2" draw:layer="layout" svg:width="3.337cm" svg:height="1.023cm" svg:x="10.583cm" svg:y="6.985cm">
          <text:p text:style-name="P27"><text:span text:style-name="T3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5" draw:text-style-name="P2" draw:layer="layout" svg:x1="13.97cm" svg:y1="7.619cm" svg:x2="17.357cm" svg:y2="7.62cm">
          <text:p/>
        </draw:line>
        <draw:line draw:name="Straight Connector 22" draw:style-name="gr25" draw:text-style-name="P2" draw:layer="layout" svg:x1="10.582cm" svg:y1="7.619cm" svg:x2="6.349cm" svg:y2="7.62cm">
          <text:p/>
        </draw:line>
        <draw:line draw:name="Straight Connector 23" draw:style-name="gr25" draw:text-style-name="P2" draw:layer="layout" svg:x1="8.677cm" svg:y1="5.926cm" svg:x2="6.349cm" svg:y2="5.927cm">
          <text:p/>
        </draw:line>
        <draw:line draw:name="Straight Connector 24" draw:style-name="gr25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8" draw:layer="layout" svg:width="13.321cm" svg:height="9.996cm" svg:x="-1.662cm" svg:y="0cm" draw:page-number="21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44">C++ vs. Java</text:span></text:p>
          </draw:text-box>
        </draw:frame>
        <draw:frame draw:name="Text Placeholder 2" presentation:style-name="pr16" draw:text-style-name="P10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21"><text:span text:style-name="T10">Look at cplusplus documentation of vector.</text:span></text:p>
              </text:list-item>
              <text:list-item>
                <text:p text:style-name="P21"><text:span text:style-name="T10">Look at Java documentation of Vector.</text:span></text:p>
              </text:list-item>
              <text:list-item>
                <text:p text:style-name="P21"><text:span text:style-name="T10">Differences:</text:span></text:p>
                <text:list>
                  <text:list-item>
                    <text:p text:style-name="P28"><text:span text:style-name="T10">Simple class vs. interface and vtable.</text:span></text:p>
                  </text:list-item>
                  <text:list-item>
                    <text:p text:style-name="P28"><text:span text:style-name="T10">Simple elements vs. class element.</text:span></text:p>
                  </text:list-item>
                  <text:list-item>
                    <text:p text:style-name="P28"><text:span text:style-name="T10">Two accessors (with and without range check) vs. a single accessor</text:span></text:p>
                    <text:p text:style-name="P28"><text:span text:style-name="T10"/></text:p>
                  </text:list-item>
                </text:list>
                <text:p text:style-name="P21"><text:span text:style-name="T45"/></text:p>
              </text:list-item>
            </text:list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2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Creating vectors</text:span></text:p>
          </draw:text-box>
        </draw:frame>
        <draw:frame draw:name="Text Placeholder 2" presentation:style-name="pr16" draw:text-style-name="P10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Empty vector:</text:span></text:p>
              </text:list-item>
            </text:list>
            <text:p text:style-name="P29"><text:span text:style-name="T42">std::vector&lt;</text:span><text:span text:style-name="T43">int</text:span><text:span text:style-name="T42">&gt; </text:span><text:span text:style-name="T10">vec;</text:span></text:p>
            <text:p text:style-name="P9"><text:span text:style-name="T10"/></text:p>
            <text:list text:style-name="L9">
              <text:list-item>
                <text:p text:style-name="P9"><text:span text:style-name="T10">vector with 10 ints each one of value int()==0:</text:span></text:p>
              </text:list-item>
            </text:list>
            <text:p text:style-name="P29"><text:span text:style-name="T42">std::vector&lt;</text:span><text:span text:style-name="T43">int</text:span><text:span text:style-name="T42">&gt;</text:span><text:span text:style-name="T42"><text:tab/></text:span><text:span text:style-name="T10">vec(10);</text:span></text:p>
            <text:p text:style-name="P29"><text:span text:style-name="T42">std::vector&lt;</text:span><text:span text:style-name="T43">int</text:span><text:span text:style-name="T42">&gt;</text:span><text:span text:style-name="T42"><text:tab/></text:span><text:span text:style-name="T10">vec(10,0); // better</text:span></text:p>
            <text:p text:style-name="P9"><text:span text:style-name="T42"/></text:p>
            <text:list text:continue-numbering="true" text:style-name="L9">
              <text:list-item>
                <text:p text:style-name="P9"><text:span text:style-name="T10">vector with 10 ints with the value of 42:</text:span></text:p>
              </text:list-item>
            </text:list>
            <text:p text:style-name="P29"><text:span text:style-name="T42">std::vector&lt;</text:span><text:span text:style-name="T43">int</text:span><text:span text:style-name="T42">&gt;</text:span><text:span text:style-name="T42"><text:tab/></text:span><text:span text:style-name="T10">vec(10, 42);</text:span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3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Creating vectors</text:span></text:p>
          </draw:text-box>
        </draw:frame>
        <draw:frame draw:name="Text Placeholder 2" presentation:style-name="pr16" draw:text-style-name="P10" draw:layer="layout" svg:width="24.01cm" svg:height="14.496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Empty vector:</text:span></text:p>
              </text:list-item>
            </text:list>
            <text:p text:style-name="P29"><text:span text:style-name="T42">std::vector&lt;</text:span><text:span text:style-name="T43">int</text:span><text:span text:style-name="T42">&gt; </text:span><text:span text:style-name="T10">vec;</text:span></text:p>
            <text:p text:style-name="P9"><text:span text:style-name="T10"/></text:p>
            <text:list text:style-name="L9">
              <text:list-item>
                <text:p text:style-name="P9"><text:span text:style-name="T10">vector with 10 ints each one of value </text:span><text:span text:style-name="T46">int()==0</text:span><text:span text:style-name="T10">:</text:span></text:p>
              </text:list-item>
            </text:list>
            <text:p text:style-name="P30"><text:span text:style-name="T42">std::vector&lt;</text:span><text:span text:style-name="T43">int</text:span><text:span text:style-name="T42">&gt;</text:span><text:span text:style-name="T42"><text:tab/></text:span><text:span text:style-name="T10">vec(10);</text:span></text:p>
            <text:p text:style-name="P30"><text:span text:style-name="T42">std::vector&lt;</text:span><text:span text:style-name="T43">int</text:span><text:span text:style-name="T42">&gt;</text:span><text:span text:style-name="T42"><text:tab/></text:span><text:span text:style-name="T10">vec(10,0); // better</text:span></text:p>
            <text:p text:style-name="P21"><text:span text:style-name="T47">Notice: int() is NOT a default constructor of int. Uninitialized ints (int k;) contain junk.</text:span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4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Creating vectors</text:span></text:p>
          </draw:text-box>
        </draw:frame>
        <draw:frame draw:name="Text Placeholder 2" presentation:style-name="pr16" draw:text-style-name="P10" draw:layer="layout" svg:width="24.01cm" svg:height="14.63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Empty vector:</text:span></text:p>
              </text:list-item>
            </text:list>
            <text:p text:style-name="P29"><text:span text:style-name="T42">std::vector&lt;</text:span><text:span text:style-name="T43">Fred</text:span><text:span text:style-name="T42">&gt; </text:span><text:span text:style-name="T10">vec;</text:span></text:p>
            <text:p text:style-name="P9"><text:span text:style-name="T10"/></text:p>
            <text:list text:style-name="L9">
              <text:list-item>
                <text:p text:style-name="P9"><text:span text:style-name="T10">vector with 10 default constructed Fred objects. i.e: 10 Fred() objects:</text:span></text:p>
              </text:list-item>
            </text:list>
            <text:p text:style-name="P29"><text:span text:style-name="T42">std::vector&lt;</text:span><text:span text:style-name="T43">Fred</text:span><text:span text:style-name="T42">&gt; </text:span><text:span text:style-name="T10">vec(10);</text:span></text:p>
            <text:p text:style-name="P9"><text:span text:style-name="T42"/></text:p>
            <text:list text:continue-numbering="true" text:style-name="L9">
              <text:list-item>
                <text:p text:style-name="P9"><text:span text:style-name="T10">vector with 10 non-default constructed Fred objects:</text:span></text:p>
              </text:list-item>
            </text:list>
            <text:p text:style-name="P30"><text:span text:style-name="T42">std::vector&lt;</text:span><text:span text:style-name="T43">Fred</text:span><text:span text:style-name="T42">&gt; </text:span><text:span text:style-name="T10">vec(10, </text:span><text:span text:style-name="T43">Fred(5,7)</text:span><text:span text:style-name="T10">); <text:s/></text:span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5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: C++11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Creating vectors: C++11</text:span></text:p>
          </draw:text-box>
        </draw:frame>
        <draw:frame draw:name="Text Placeholder 2" presentation:style-name="pr16" draw:text-style-name="P10" draw:layer="layout" svg:width="24.567cm" svg:height="14.63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vector with different ints inside it:</text:span></text:p>
              </text:list-item>
            </text:list>
            <text:p text:style-name="P30"><text:span text:style-name="T42">std::vector&lt;</text:span><text:span text:style-name="T43">int</text:span><text:span text:style-name="T42">&gt; </text:span><text:span text:style-name="T10">vec</text:span><text:span text:style-name="T48">{</text:span><text:span text:style-name="T10">1, 5, 10, -2, 0, 3</text:span><text:span text:style-name="T48">}</text:span><text:span text:style-name="T10">;</text:span></text:p>
            <text:p text:style-name="P30"><text:span text:style-name="T10"/></text:p>
            <text:list text:style-name="L9">
              <text:list-item>
                <text:p text:style-name="P9"><text:span text:style-name="T10">vector with different Fred objects:</text:span></text:p>
              </text:list-item>
            </text:list>
            <text:p text:style-name="P29"><text:span text:style-name="T42">std::vector&lt;</text:span><text:span text:style-name="T43">Fred</text:span><text:span text:style-name="T42">&gt; </text:span><text:span text:style-name="T10">vec</text:span><text:span text:style-name="T48">{</text:span><text:span text:style-name="T43">Fred</text:span><text:span text:style-name="T10">(5,7), </text:span><text:span text:style-name="T43">Fred</text:span><text:span text:style-name="T10">(2,1) </text:span><text:span text:style-name="T48">}</text:span></text:p>
            <text:p text:style-name="P29"><text:span text:style-name="T10">Or</text:span></text:p>
            <text:p text:style-name="P29"><text:span text:style-name="T42">std::vector&lt;</text:span><text:span text:style-name="T43">Fred</text:span><text:span text:style-name="T42">&gt; </text:span><text:span text:style-name="T10">vec</text:span><text:span text:style-name="T48">{ <text:s text:c="5"/>{</text:span><text:span text:style-name="T10">5,7</text:span><text:span text:style-name="T48">}</text:span><text:span text:style-name="T10">, <text:s text:c="7"/></text:span><text:span text:style-name="T49">{</text:span><text:span text:style-name="T10">2,1</text:span><text:span text:style-name="T48">}</text:span><text:span text:style-name="T10"> </text:span><text:span text:style-name="T48">}</text:span></text:p>
            <text:p text:style-name="P29"><text:span text:style-name="T10"/></text:p>
            <text:p text:style-name="P29"><text:span text:style-name="T10"/></text:p>
            <text:p text:style-name="P29"><text:span text:style-name="T48"/></text:p>
            <text:p text:style-name="P30"><text:span text:style-name="T10"/></text:p>
            <text:p text:style-name="P30"><text:span text:style-name="T10"/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6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8" draw:text-style-name="P7" draw:layer="layout" svg:width="21.478cm" svg:height="3.181cm" svg:x="3.364cm" svg:y="0.42cm" presentation:class="title" presentation:user-transformed="true">
          <draw:text-box>
            <text:p text:style-name="P6"><text:span text:style-name="T9">Associated types in vector</text:span></text:p>
          </draw:text-box>
        </draw:frame>
        <draw:frame draw:name="Text Placeholder 2" presentation:style-name="pr19" draw:text-style-name="P10" draw:layer="layout" svg:width="24.01cm" svg:height="14.284cm" svg:x="0.832cm" svg:y="3.642cm" presentation:class="outline" presentation:user-transformed="true">
          <draw:text-box>
            <text:p text:style-name="P21"><text:span text:style-name="T10">vector&lt;typename T&gt;::</text:span></text:p>
            <text:list text:style-name="L6">
              <text:list-item>
                <text:list>
                  <text:list-item>
                    <text:p text:style-name="P9"><text:span text:style-name="T10">value_type - The type of object, T, stored</text:span></text:p>
                  </text:list-item>
                  <text:list-item>
                    <text:p text:style-name="P9"><text:span text:style-name="T10">reference <text:s text:c="2"/>- Reference to T</text:span></text:p>
                  </text:list-item>
                  <text:list-item>
                    <text:p text:style-name="P9"><text:span text:style-name="T10">const_reference <text:s text:c="2"/>- const Reference to T</text:span></text:p>
                  </text:list-item>
                  <text:list-item>
                    <text:p text:style-name="P9"><text:span text:style-name="T10">iterator - Iterator used to iterate through a vector </text:span><text:span text:style-name="T50">(how would you write it?)</text:span></text:p>
                  </text:list-item>
                  <text:list-item>
                    <text:p text:style-name="P9"><text:span text:style-name="T10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27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Time complexity" draw:style-name="dp1" draw:master-page-name="Default">
        <draw:frame draw:name="Title 1" presentation:style-name="pr18" draw:text-style-name="P7" draw:layer="layout" svg:width="21.478cm" svg:height="3.181cm" svg:x="3.364cm" svg:y="0.42cm" presentation:class="title" presentation:user-transformed="true">
          <draw:text-box>
            <text:p text:style-name="P6"><text:span text:style-name="T9">Time complexity</text:span></text:p>
          </draw:text-box>
        </draw:frame>
        <draw:frame draw:name="Text Placeholder 2" presentation:style-name="pr20" draw:text-style-name="P10" draw:layer="layout" svg:width="24.01cm" svg:height="10.798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Random access to elements.</text:span></text:p>
              </text:list-item>
              <text:list-item>
                <text:p text:style-name="P9"><text:span text:style-name="T10">Amortized constant time insertion and removal of elements at the end.</text:span></text:p>
              </text:list-item>
              <text:list-item>
                <text:p xml:id="id1" text:id="id1" text:style-name="P9"><text:span text:style-name="T10">Linear time insertion and removal of elements at the beginning or in the middle.</text:span></text:p>
              </text:list-item>
              <text:list-item>
                <text:p xml:id="id2" text:id="id2" text:style-name="P9"><text:span text:style-name="T10">vector is the simplest of the STL container classes, and in many cases the most efficient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8" draw:layer="layout" svg:width="13.321cm" svg:height="9.996cm" svg:x="-1.662cm" svg:y="0cm" draw:page-number="28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Adding elements</text:span></text:p>
          </draw:text-box>
        </draw:frame>
        <draw:frame draw:name="Text Placeholder 2" presentation:style-name="pr16" draw:text-style-name="P10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Inserts a new element at the end:</text:span></text:p>
              </text:list-item>
            </text:list>
            <text:p text:style-name="P29"><text:span text:style-name="T10">void push_back(const T&amp;)</text:span></text:p>
            <text:p><text:span text:style-name="T51"/></text:p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52">a.push_back(t)</text:span></text:p>
                        <text:list>
                          <text:list-header>
                            <text:p text:style-name="P32"><text:span text:style-name="T5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6" draw:text-style-name="P2" draw:layer="layout" svg:width="2.65cm" svg:height="4.313cm" svg:x="12.065cm" svg:y="7.394cm">
          <text:p text:style-name="P27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" draw:layer="layout" svg:width="16.503cm" svg:height="1.434cm" svg:x="14.605cm" svg:y="8.89cm">
          <text:p text:style-name="P17"><text:span text:style-name="T16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3.321cm" svg:height="9.996cm" svg:x="-1.662cm" svg:y="0cm" draw:page-number="29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Adding elements-C++11</text:span></text:p>
          </draw:text-box>
        </draw:frame>
        <draw:frame draw:name="Text Placeholder 2" presentation:style-name="pr16" draw:text-style-name="P10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Construct and insert a new element at the end:</text:span></text:p>
              </text:list-item>
            </text:list>
            <text:p text:style-name="P33"><text:span text:style-name="T10"><text:s text:c="4"/></text:span><text:span text:style-name="T10">template&lt;typename… Args&gt;</text:span></text:p>
            <text:p text:style-name="P29"><text:span text:style-name="T10">void emplace_back(Args&amp;&amp;… args)</text:span></text:p>
            <text:list text:style-name="L11">
              <text:list-item>
                <text:list>
                  <text:list-item>
                    <text:list>
                      <text:list-item>
                        <text:p text:style-name="P31"><text:span text:style-name="T52">a.emplace_back(t)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2"><text:span text:style-name="T5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6" draw:text-style-name="P2" draw:layer="layout" svg:width="2.65cm" svg:height="4.313cm" svg:x="12.065cm" svg:y="7.394cm">
          <text:p text:style-name="P27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" draw:layer="layout" svg:width="16.503cm" svg:height="1.434cm" svg:x="14.605cm" svg:y="8.89cm">
          <text:p text:style-name="P17"><text:span text:style-name="T16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8" draw:layer="layout" svg:width="13.321cm" svg:height="9.996cm" svg:x="-1.662cm" svg:y="0cm" draw:page-number="30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6"><text:span text:style-name="T9">Accessing elements</text:span></text:p>
          </draw:text-box>
        </draw:frame>
        <draw:frame draw:name="Text Placeholder 2" presentation:style-name="pr16" draw:text-style-name="P10" draw:layer="layout" svg:width="24.01cm" svg:height="13.954cm" svg:x="0.832cm" svg:y="3.642cm" presentation:class="outline" presentation:user-transformed="true">
          <draw:text-box>
            <text:p text:style-name="P21"><text:span text:style-name="T46">Without boundary checking:</text:span></text:p>
            <text:list text:style-name="L3">
              <text:list-item>
                <text:p text:style-name="P9"><text:span text:style-name="T46">reference operator[](size_type n)</text:span></text:p>
              </text:list-item>
              <text:list-item>
                <text:p text:style-name="P9"><text:span text:style-name="T46">const_reference operator[](size_type n) const</text:span></text:p>
              </text:list-item>
            </text:list>
            <text:p text:style-name="P21"><text:span text:style-name="T10"/></text:p>
            <text:p text:style-name="P21"><text:span text:style-name="T42">With boundary checking:</text:span></text:p>
            <text:list text:continue-numbering="true" text:style-name="L3">
              <text:list-item>
                <text:p text:style-name="P9"><text:span text:style-name="T42">reference at(size_type n)</text:span></text:p>
              </text:list-item>
              <text:list-item>
                <text:p text:style-name="P9"><text:span text:style-name="T42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31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about checking boundaries only in DEBUG mode? - Linux" draw:style-name="dp1" draw:master-page-name="Default">
        <draw:frame draw:name="Title 1" presentation:style-name="pr15" draw:text-style-name="P7" draw:layer="layout" svg:width="24.207cm" svg:height="3.15cm" svg:x="0.635cm" svg:y="0.435cm" presentation:class="title" presentation:user-transformed="true">
          <draw:text-box>
            <text:p text:style-name="P6"><text:span text:style-name="T9">What about checking boundaries only in DEBUG mode? - Linux</text:span></text:p>
          </draw:text-box>
        </draw:frame>
        <draw:frame draw:name="Text Placeholder 2" presentation:style-name="pr16" draw:text-style-name="P10" draw:layer="layout" svg:width="24.01cm" svg:height="16.884cm" svg:x="0.537cm" svg:y="2.296cm" presentation:class="outline" presentation:user-transformed="true">
          <draw:text-box>
            <text:p text:style-name="P21"><text:span text:style-name="T42"/></text:p>
            <text:p text:style-name="P9"><text:span text:style-name="T10"/></text:p>
            <text:list text:style-name="L3">
              <text:list-item>
                <text:p text:style-name="P9"><text:span text:style-name="T10">g++ has a standard library in DEBUG mode, to activate it define _GLIBCXX_DEBUG</text:span></text:p>
              </text:list-item>
            </text:list>
            <text:p text:style-name="P33"><text:span text:style-name="T10"><text:s text:c="3"/></text:span><text:span text:style-name="T10">(g++ -D_GLIBCXX_DEBUG …)</text:span></text:p>
            <text:p text:style-name="P9"><text:span text:style-name="T10"/></text:p>
            <text:list text:continue-numbering="true" text:style-name="L3">
              <text:list-item>
                <text:p text:style-name="P9"><text:span text:style-name="T10">stlport is an implementation of the standard library which includes DEBUG mode (havn't checked it myself yet):</text:span></text:p>
              </text:list-item>
            </text:list>
            <text:p text:style-name="P33"><text:span text:style-name="T10">http://www.stlport.org/</text:span></text:p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32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about checking boundaries only in DEBUG mode? - MS" draw:style-name="dp1" draw:master-page-name="Default">
        <draw:frame draw:name="Title 1" presentation:style-name="pr15" draw:text-style-name="P7" draw:layer="layout" svg:width="24.207cm" svg:height="3.15cm" svg:x="0.635cm" svg:y="0.435cm" presentation:class="title" presentation:user-transformed="true">
          <draw:text-box>
            <text:p text:style-name="P6"><text:span text:style-name="T9">What about checking boundaries only in DEBUG mode? - MS</text:span></text:p>
          </draw:text-box>
        </draw:frame>
        <draw:frame draw:name="Text Placeholder 2" presentation:style-name="pr16" draw:text-style-name="P10" draw:layer="layout" svg:width="24.01cm" svg:height="16.884cm" svg:x="0.537cm" svg:y="2.296cm" presentation:class="outline" presentation:user-transformed="true">
          <draw:text-box>
            <text:p text:style-name="P21"><text:span text:style-name="T42"/></text:p>
            <text:p text:style-name="P9"><text:span text:style-name="T10"/></text:p>
            <text:list text:style-name="L3">
              <text:list-item>
                <text:p text:style-name="P9"><text:span text:style-name="T10">In MSVS 2012 Debug build is automatically safe and Release build mode is not</text:span></text:p>
              </text:list-item>
            </text:list>
            <text:p text:style-name="P9"><text:span text:style-name="T10"/></text:p>
            <text:list text:continue-numbering="true" text:style-name="L3">
              <text:list-item>
                <text:p text:style-name="P9"><text:span text:style-name="T10">Other versions also have these kind of “Safe STL” modes but might require defining some flags to turn off or on. </text:span></text:p>
              </text:list-item>
            </text:list>
          </draw:text-box>
        </draw:frame>
        <presentation:notes draw:style-name="dp2">
          <draw:page-thumbnail draw:name="Slide Image Placeholder 1" draw:style-name="gr8" draw:layer="layout" svg:width="13.321cm" svg:height="9.996cm" svg:x="-1.662cm" svg:y="0cm" draw:page-number="33" presentation:class="page"/>
          <draw:frame draw:name="Notes Placeholder 2" presentation:style-name="pr1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" draw:style-name="dp3" draw:master-page-name="Default">
        <draw:frame draw:name="Title 1" presentation:style-name="pr13" draw:text-style-name="P7" draw:layer="layout" svg:width="23.49cm" svg:height="3.181cm" svg:x="0.585cm" svg:y="0.525cm" presentation:class="title" presentation:user-transformed="true">
          <draw:text-box>
            <text:p text:style-name="P16"><text:span text:style-name="T22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7" draw:text-style-name="P2" draw:layer="layout" svg:width="28.786cm" svg:height="11.04cm" svg:x="-1.058cm" svg:y="4.754cm">
          <text:list text:style-name="L7">
            <text:list-item>
              <text:list>
                <text:list-item>
                  <text:p text:style-name="P22"><text:span text:style-name="T54">Contiguous</text:span><text:span text:style-name="T6"> array of elements of type T</text:span></text:p>
                </text:list-item>
                <text:list-item>
                  <text:p text:style-name="P22"><text:span text:style-name="T6">We can get the underlining T* pointer: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2"><text:span text:style-name="T6">if size()&gt;0</text:span></text:p>
                    </text:list-item>
                  </text:list>
                </text:list-item>
              </text:list>
            </text:list-item>
          </text:list>
          <text:p text:style-name="P34"><text:span text:style-name="T6">T* p= &amp;(v[0])</text:span><text:span text:style-name="T6"><text:tab/></text:span></text:p>
          <text:list text:continue-numbering="true" text:style-name="L13">
            <text:list-item>
              <text:list>
                <text:list-item>
                  <text:list>
                    <text:list-item>
                      <text:p text:style-name="P22"><text:span text:style-name="T6">c++11:</text:span></text:p>
                    </text:list-item>
                  </text:list>
                </text:list-item>
              </text:list>
            </text:list-item>
          </text:list>
          <text:p text:style-name="P25"><text:span text:style-name="T6"><text:s text:c="4"/></text:span><text:span text:style-name="T6">T* p= v.data(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1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1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3" draw:master-page-name="Default">
        <draw:frame draw:name="Title 1" presentation:style-name="pr13" draw:text-style-name="P7" draw:layer="layout" svg:width="23.49cm" svg:height="3.181cm" svg:x="0.585cm" svg:y="0.525cm" presentation:class="title" presentation:user-transformed="true">
          <draw:text-box>
            <text:p text:style-name="P16"><text:span text:style-name="T22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7" draw:text-style-name="P2" draw:layer="layout" svg:width="28.786cm" svg:height="12.858cm" svg:x="-1.058cm" svg:y="4.754cm">
          <text:list text:style-name="L7">
            <text:list-item>
              <text:list>
                <text:list-item>
                  <text:p text:style-name="P22"><text:span text:style-name="T54">Contiguous</text:span><text:span text:style-name="T6"> array of elements of type T</text:span></text:p>
                </text:list-item>
                <text:list-item>
                  <text:p text:style-name="P22"><text:span text:style-name="T6">We can get the underlining T* pointer: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2"><text:span text:style-name="T6">if size()&gt;0</text:span></text:p>
                    </text:list-item>
                  </text:list>
                </text:list-item>
              </text:list>
            </text:list-item>
          </text:list>
          <text:p text:style-name="P34"><text:span text:style-name="T6">T* p= &amp;(v[0])</text:span><text:span text:style-name="T6"><text:tab/></text:span></text:p>
          <text:list text:continue-numbering="true" text:style-name="L13">
            <text:list-item>
              <text:list>
                <text:list-item>
                  <text:list>
                    <text:list-item>
                      <text:p text:style-name="P22"><text:span text:style-name="T6">c++11:</text:span></text:p>
                    </text:list-item>
                  </text:list>
                </text:list-item>
              </text:list>
            </text:list-item>
          </text:list>
          <text:p text:style-name="P34"><text:span text:style-name="T6">T* p= v.data()</text:span></text:p>
          <text:p text:style-name="P25"><text:span text:style-name="T6"><text:tab/></text:span><text:span text:style-name="T6"><text:tab/>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1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1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8" draw:text-style-name="P36" draw:layer="layout" svg:width="14.216cm" svg:height="8.716cm" svg:x="10.25cm" svg:y="8.978cm">
          <text:p text:style-name="P35"><text:span text:style-name="T55">Useful for interfacing with C</text:span><text:span text:style-name="T55"> </text:span></text:p>
          <text:p text:style-name="P35"><text:span text:style-name="T55">or wrappers that work with C</text:span><text:span text:style-name="T55"> </text:span></text:p>
          <text:p text:style-name="P35"><text:span text:style-name="T55">like Matlab’s m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16"><text:span text:style-name="T22">vector&lt;T&gt; v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1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1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1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1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7" draw:layer="layout" svg:width="19.993cm" svg:height="2.118cm" svg:x="1.857cm" svg:y="5.512cm">
          <text:p text:style-name="P1"><text:span text:style-name="T22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19" draw:text-style-name="P23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23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23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23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23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23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23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23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5" draw:master-page-name="Default"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9">Associative Containers</text:span></text:p>
          </draw:text-box>
        </draw:frame>
        <draw:frame draw:name="Text Placeholder 2" presentation:style-name="pr10" draw:text-style-name="P10" draw:layer="layout" svg:width="20.98cm" svg:height="11.04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Supports efficient retrieval of elements </text:span></text:p>
              </text:list-item>
            </text:list>
            <text:p text:style-name="P33"><text:span text:style-name="T10">(values) based on keys.</text:span></text:p>
            <text:p text:style-name="P9"><text:span text:style-name="T10"/></text:p>
            <text:list text:continue-numbering="true" text:style-name="L3">
              <text:list-item>
                <text:p text:style-name="P9"><text:span text:style-name="T10">(Typical) Implementation:</text:span></text:p>
              </text:list-item>
            </text:list>
            <text:p text:style-name="P33"><text:span text:style-name="T10">red-black binary trees</text:span></text:p>
            <text:p text:style-name="P33"><text:span text:style-name="T10">hash-table (added in c++11)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5" draw:master-page-name="Default">
        <draw:frame draw:name="Title 1" presentation:style-name="pr8" draw:text-style-name="P7" draw:layer="layout" svg:width="23.009cm" svg:height="3.427cm" svg:x="1.834cm" svg:y="0.296cm" presentation:class="title" presentation:user-transformed="true">
          <draw:text-box>
            <text:p text:style-name="P6"><text:span text:style-name="T9">Sorted Associative Containers</text:span></text:p>
          </draw:text-box>
        </draw:frame>
        <draw:frame draw:name="Text Placeholder 2" presentation:style-name="pr21" draw:text-style-name="P10" draw:layer="layout" svg:width="23.197cm" svg:height="14.689cm" svg:x="0.832cm" svg:y="3.642cm" presentation:class="outline" presentation:user-transformed="true">
          <draw:text-box>
            <text:p text:style-name="P21"><text:span text:style-name="T14">set</text:span></text:p>
            <text:list text:style-name="L3">
              <text:list-item>
                <text:p text:style-name="P9"><text:span text:style-name="T10">A set of unique keys ordered by &lt;</text:span></text:p>
              </text:list-item>
            </text:list>
            <text:p text:style-name="P33"><text:span text:style-name="T14">map</text:span></text:p>
            <text:list text:continue-numbering="true" text:style-name="L3">
              <text:list-item>
                <text:p text:style-name="P9"><text:span text:style-name="T10">Associate a value to key (associative array)</text:span></text:p>
              </text:list-item>
              <text:list-item>
                <text:p text:style-name="P9"><text:span text:style-name="T10">Unique value of each key, ordered by &lt;</text:span></text:p>
              </text:list-item>
            </text:list>
            <text:p text:style-name="P9"><text:span text:style-name="T14">multiset, multimap</text:span></text:p>
            <text:list text:continue-numbering="true" text:style-name="L3">
              <text:list-item>
                <text:p text:style-name="P9"><text:span text:style-name="T10">Same, but allow multiple values</text:span></text:p>
              </text:list-item>
            </text:list>
            <text:p text:style-name="P9"><text:span text:style-name="T14">unordered_set, unordered_map</text:span></text:p>
            <text:list text:style-name="L14">
              <text:list-item>
                <text:p text:style-name="P9"><text:span text:style-name="T10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5" draw:master-page-name="Default"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6"><text:span text:style-name="T56">Sorted Associative Containers &amp; Order</text:span></text:p>
          </draw:text-box>
        </draw:frame>
        <draw:frame draw:name="Text Placeholder 2" presentation:style-name="pr10" draw:text-style-name="P10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9"><text:span text:style-name="T10">Sorted</text:span><text:span text:style-name="T14"> </text:span><text:span text:style-name="T10">Associative containers use operator&lt; </text:span></text:p>
              </text:list-item>
            </text:list>
            <text:p text:style-name="P33"><text:span text:style-name="T10">as default order</text:span></text:p>
            <text:list text:continue-numbering="true" text:style-name="L3">
              <text:list-item>
                <text:p text:style-name="P9"><text:span text:style-name="T10">We can control order by using our own </text:span></text:p>
              </text:list-item>
            </text:list>
            <text:p text:style-name="P33"><text:span text:style-name="T10">comparison function</text:span></text:p>
            <text:list text:continue-numbering="true" text:style-name="L3">
              <text:list-item>
                <text:p text:style-name="P9"><text:span text:style-name="T10">To understand this issue, we need to use </text:span></text:p>
              </text:list-item>
            </text:list>
            <text:p text:style-name="P33"><text:span text:style-name="T14">function object</text:span></text:p>
          </draw:text-box>
        </draw:frame>
        <draw:g draw:name="Group 3">
          <draw:frame draw:name="Picture 4" draw:style-name="gr14" draw:text-style-name="P4" draw:layer="layout" svg:width="5.339cm" svg:height="2.544cm" svg:x="9.728cm" svg:y="14.768cm">
            <draw:image xlink:href="Pictures/20000025000069D50000328A5541A7D4E5ADBE06.wmf" xlink:type="simple" xlink:show="embed" xlink:actuate="onLoad">
              <text:p/>
            </draw:image>
          </draw:frame>
          <draw:custom-shape draw:name="Freeform 5" draw:style-name="gr15" draw:text-style-name="P2" draw:layer="layout" svg:width="4.158cm" svg:height="1.617cm" svg:x="10.283cm" svg:y="15.196cm">
            <text:p text:style-name="P1"><text:span text:style-name="T57">Function</text:span></text:p>
            <text:p text:style-name="P1"><text:span text:style-name="T58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5" draw:master-page-name="Default">
        <draw:frame draw:name="Text Placeholder 1" presentation:style-name="pr22" draw:text-style-name="P10" draw:layer="layout" svg:width="22.142cm" svg:height="11.345cm" svg:x="0.832cm" svg:y="4.498cm" presentation:class="outline" presentation:user-transformed="true">
          <draw:text-box>
            <text:p text:style-name="P21"><text:span text:style-name="T10">Anything that can be called as if a function.</text:span></text:p>
            <text:p text:style-name="P21"><text:span text:style-name="T10">For example:</text:span></text:p>
            <text:list text:style-name="L3">
              <text:list-item>
                <text:p text:style-name="P9"><text:span text:style-name="T10">Pointer to function</text:span></text:p>
              </text:list-item>
              <text:list-item>
                <text:p text:style-name="P37"><text:span text:style-name="T10">A class that implements </text:span><text:span text:style-name="T59">operator()</text:span></text:p>
              </text:list-item>
              <text:list-item>
                <text:p text:style-name="P37"><text:span text:style-name="T10">Lambda expressions (c++11)</text:span></text:p>
              </text:list-item>
            </text:list>
            <text:p text:style-name="P21"><text:span text:style-name="T10"/></text:p>
            <text:p text:style-name="P21"><text:span text:style-name="T10"/></text:p>
          </draw:text-box>
        </draw:frame>
        <draw:g draw:name="Group 2">
          <draw:frame draw:name="Picture 3" draw:style-name="gr14" draw:text-style-name="P4" draw:layer="layout" svg:width="6.538cm" svg:height="3.694cm" svg:x="8.586cm" svg:y="0.031cm">
            <draw:image xlink:href="Pictures/20000025000069D500003BF2286A9346AAF9C092.wmf" xlink:type="simple" xlink:show="embed" xlink:actuate="onLoad">
              <text:p/>
            </draw:image>
          </draw:frame>
          <draw:custom-shape draw:name="Freeform 4" draw:style-name="gr15" draw:text-style-name="P2" draw:layer="layout" svg:width="5.083cm" svg:height="2.486cm" svg:x="9.278cm" svg:y="0.6cm">
            <text:p text:style-name="P1"><text:span text:style-name="T24">Function</text:span></text:p>
            <text:p text:style-name="P1"><text:span text:style-name="T24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5" draw:master-page-name="Default">
        <draw:custom-shape draw:name="Freeform 1" draw:style-name="gr30" draw:text-style-name="P12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9">Example</text:span><text:span text:style-name="T60"> (folder 2)</text:span></text:p>
          </draw:text-box>
        </draw:frame>
        <draw:frame draw:name="Text Placeholder 3" presentation:style-name="pr23" draw:text-style-name="P10" draw:layer="layout" svg:width="19.453cm" svg:height="16.129cm" svg:x="0.388cm" svg:y="2.963cm" presentation:class="outline" presentation:user-transformed="true">
          <draw:text-box>
            <text:p text:style-name="P38"><text:span text:style-name="T61">class c_str_less {</text:span></text:p>
            <text:p text:style-name="P38"><text:span text:style-name="T61">public:</text:span></text:p>
            <text:p text:style-name="P30"><text:span text:style-name="T61">bool operator()(const char* s1,</text:span></text:p>
            <text:p text:style-name="P38"><text:span text:style-name="T61"><text:s text:c="3"/></text:span><text:span text:style-name="T61"><text:tab/></text:span><text:span text:style-name="T61"> <text:s text:c="12"/></text:span><text:span text:style-name="T61">const char* s2) {</text:span></text:p>
            <text:p text:style-name="P38"><text:span text:style-name="T61"><text:tab/></text:span><text:span text:style-name="T61"><text:tab/></text:span><text:span text:style-name="T61">return (strcmp(s1,s2) &lt; 0);</text:span></text:p>
            <text:p text:style-name="P30"><text:span text:style-name="T61">}</text:span></text:p>
            <text:p text:style-name="P38"><text:span text:style-name="T61">};</text:span></text:p>
            <text:p text:style-name="P38"><text:span text:style-name="T61"/></text:p>
            <text:p text:style-name="P38"><text:span text:style-name="T61">c_str_less cmp; <text:s/>// declare an object</text:span></text:p>
            <text:p text:style-name="P38"><text:span text:style-name="T61">if(cmp(“aa”,”ab”))</text:span></text:p>
            <text:p text:style-name="P38"><text:span text:style-name="T61"><text:tab/></text:span><text:span text:style-name="T61"> <text:s/>…</text:span></text:p>
            <text:p text:style-name="P38"><text:span text:style-name="T61">if( c_str_less()(“a”,”b”) )</text:span></text:p>
            <text:p text:style-name="P38"><text:span text:style-name="T61"><text:tab/></text:span><text:span text:style-name="T61"> <text:s/></text:span></text:p>
          </draw:text-box>
        </draw:frame>
        <draw:custom-shape draw:name="Freeform 4" draw:style-name="gr31" draw:text-style-name="P19" draw:layer="layout" svg:width="13.757cm" svg:height="2.711cm" svg:x="10.16cm" svg:y="13.97cm">
          <text:p text:style-name="P17"><text:span text:style-name="T20">Creates temporary objects, and </text:span></text:p>
          <text:p text:style-name="P17"><text:span text:style-name="T20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5" draw:master-page-name="Default">
        <draw:custom-shape draw:name="Freeform 1" draw:style-name="gr30" draw:text-style-name="P1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16"><text:span text:style-name="T9">Template comparator example</text:span></text:p>
          </draw:text-box>
        </draw:frame>
        <draw:frame draw:name="Text Placeholder 3" presentation:style-name="pr24" draw:text-style-name="P10" draw:layer="layout" svg:width="23.326cm" svg:height="14.76cm" svg:x="0.832cm" svg:y="3.642cm" presentation:class="outline" presentation:user-transformed="true">
          <draw:text-box>
            <text:p text:style-name="P38"><text:span text:style-name="T61">template&lt;typename T&gt;</text:span></text:p>
            <text:p text:style-name="P38"><text:span text:style-name="T61">class less {</text:span></text:p>
            <text:p text:style-name="P38"><text:span text:style-name="T61">public:</text:span></text:p>
            <text:p text:style-name="P38"><text:span text:style-name="T61"><text:tab/></text:span><text:span text:style-name="T61">bool operator()(const T&amp; lhs, const T&amp; rhs)</text:span></text:p>
            <text:p text:style-name="P38"><text:span text:style-name="T61"><text:tab/></text:span><text:span text:style-name="T61">{ return lhs &lt; rhs; }</text:span></text:p>
            <text:p text:style-name="P38"><text:span text:style-name="T61">};</text:span></text:p>
            <text:p text:style-name="P38"><text:span text:style-name="T61"/></text:p>
            <text:p text:style-name="P38"><text:span text:style-name="T61"><text:tab/></text:span><text:span text:style-name="T61">less&lt;int&gt; cmp; <text:s/>// declare an object</text:span></text:p>
            <text:p text:style-name="P38"><text:span text:style-name="T61"><text:tab/></text:span><text:span text:style-name="T61">if( cmp(1,2) )</text:span></text:p>
            <text:p text:style-name="P38"><text:span text:style-name="T61"><text:tab/></text:span><text:span text:style-name="T61"> <text:s/>…</text:span></text:p>
            <text:p text:style-name="P38"><text:span text:style-name="T61"><text:tab/></text:span><text:span text:style-name="T61">if( less&lt;int&gt;()(1,2) )</text:span></text:p>
            <text:p text:style-name="P38"><text:span text:style-name="T61"><text:tab/></text:span><text:span text:style-name="T61"> <text:s/>…</text:span></text:p>
          </draw:text-box>
        </draw:frame>
        <draw:custom-shape draw:name="Freeform 4" draw:style-name="gr31" draw:text-style-name="P19" draw:layer="layout" svg:width="13.334cm" svg:height="2.194cm" svg:x="10.583cm" svg:y="13.758cm">
          <text:p text:style-name="P17"><text:span text:style-name="T20">Creates temporary objects, </text:span></text:p>
          <text:p text:style-name="P17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30" draw:text-style-name="P1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9">Using Comparators</text:span></text:p>
          </draw:text-box>
        </draw:frame>
        <draw:frame draw:name="Text Placeholder 3" presentation:style-name="pr25" draw:text-style-name="P10" draw:layer="layout" svg:width="24.01cm" svg:height="13.903cm" svg:x="0.832cm" svg:y="3.642cm" presentation:class="outline" presentation:user-transformed="true">
          <draw:text-box>
            <text:p text:style-name="P39"><text:span text:style-name="T59">// </text:span><text:span text:style-name="T18">ascending</text:span><text:span text:style-name="T59"> order</text:span></text:p>
            <text:p text:style-name="P39"><text:span text:style-name="T59">// uses operator &lt; for comparison</text:span></text:p>
            <text:p text:style-name="P39"><text:span text:style-name="T59">set&lt;int&gt; <text:s/>s1;</text:span></text:p>
            <text:p text:style-name="P39"><text:span text:style-name="T59">set&lt;int,</text:span><text:span text:style-name="T18">less&lt;int&gt;</text:span><text:span text:style-name="T59">&gt; s1; // same</text:span></text:p>
            <text:p text:style-name="P39"><text:span text:style-name="T59"/></text:p>
            <text:p text:style-name="P39"><text:span text:style-name="T59">// </text:span><text:span text:style-name="T62">descending</text:span><text:span text:style-name="T59"> order</text:span></text:p>
            <text:p text:style-name="P39"><text:span text:style-name="T59">// uses operator &gt; for comparison <text:s/></text:span></text:p>
            <text:p text:style-name="P39"><text:span text:style-name="T59">set&lt;int,</text:span><text:span text:style-name="T62">greater&lt;int&gt;</text:span><text:span text:style-name="T59">&gt; s2;</text:span></text:p>
            <text:p text:style-name="P40"><text:span text:style-name="T63"/></text:p>
            <text:p text:style-name="P39"><text:span text:style-name="T59"><text:tab/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30" draw:text-style-name="P12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6"><text:span text:style-name="T9">Using Comparators</text:span></text:p>
          </draw:text-box>
        </draw:frame>
        <draw:frame draw:name="Text Placeholder 3" presentation:style-name="pr10" draw:text-style-name="P10" draw:layer="layout" svg:width="24.01cm" svg:height="11.044cm" svg:x="0.832cm" svg:y="3.642cm" presentation:class="outline" presentation:user-transformed="true">
          <draw:text-box>
            <text:p text:style-name="P39"><text:span text:style-name="T59">set&lt;int,MyComp&gt; s3;</text:span></text:p>
            <text:p text:style-name="P39"><text:span text:style-name="T59"><text:tab/></text:span></text:p>
            <text:p text:style-name="P39"><text:span text:style-name="T59">MyComp cmp(42);</text:span></text:p>
            <text:p text:style-name="P39"><text:span text:style-name="T59">set&lt;int,MyComp&gt; s4(cmp);</text:span></text:p>
            <text:p text:style-name="P39"><text:span text:style-name="T59"/></text:p>
          </draw:text-box>
        </draw:frame>
        <draw:custom-shape draw:name="Freeform 4" draw:style-name="gr32" draw:text-style-name="P19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6" draw:text-style-name="P2" draw:layer="layout" svg:width="11.961cm" svg:height="2.281cm" svg:x="13.335cm" svg:y="3.576cm">
          <text:p text:style-name="P17"><text:span text:style-name="T20">Creates a default constructed</text:span></text:p>
          <text:p text:style-name="P17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19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6" draw:text-style-name="P2" draw:layer="layout" svg:width="10.623cm" svg:height="1.265cm" svg:x="9.525cm" svg:y="10.235cm">
          <text:p text:style-name="P17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5" draw:master-page-name="Default">
        <draw:frame draw:name="Text Placeholder 1" presentation:style-name="pr16" draw:text-style-name="P10" draw:layer="layout" svg:width="24.01cm" svg:height="13.954cm" svg:x="0.847cm" svg:y="4.868cm" presentation:class="outline" presentation:user-transformed="true">
          <draw:text-box>
            <text:list text:style-name="L3">
              <text:list-item>
                <text:p text:style-name="P9"><text:span text:style-name="T10">So we get the “power” of classes.</text:span></text:p>
              </text:list-item>
              <text:list-item>
                <text:p text:style-name="P9"><text:span text:style-name="T10">Examples:</text:span></text:p>
              </text:list-item>
            </text:list>
            <text:list text:style-name="L15">
              <text:list-item>
                <text:list>
                  <text:list-item>
                    <text:p text:style-name="P9"><text:span text:style-name="T10">Inheritance.</text:span></text:p>
                  </text:list-item>
                  <text:list-item>
                    <text:p text:style-name="P9"><text:span text:style-name="T10">To parameterize our functions in run time or in compile time.</text:span></text:p>
                  </text:list-item>
                  <text:list-item>
                    <text:p text:style-name="P9"><text:span text:style-name="T10">To 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6" draw:text-style-name="P7" draw:layer="layout" svg:width="25.399cm" svg:height="3.633cm" svg:x="0cm" svg:y="0.194cm" presentation:class="title" presentation:user-transformed="true">
          <draw:text-box>
            <text:p text:style-name="P16"><text:span text:style-name="T9">Why should we use classes</text:span><text:span text:style-name="T9"><text:line-break/></text:span><text:span text:style-name="T9">as function objects?</text:span></text:p>
          </draw:text-box>
        </draw:frame>
        <presentation:notes draw:style-name="dp2">
          <draw:page-thumbnail draw:name="Slide Image Placeholder 1" draw:style-name="gr8" draw:layer="layout" svg:width="12.69cm" svg:height="9.515cm" svg:x="3.179cm" svg:y="1.909cm" draw:page-number="45" presentation:class="page"/>
          <draw:frame draw:name="Notes Placeholder 2" presentation:style-name="pr1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Function object example: &#10;dice code example" draw:style-name="dp6" draw:master-page-name="Default">
        <draw:frame draw:name="Title 2" presentation:style-name="pr15" draw:text-style-name="P7" draw:layer="layout" svg:width="24.42cm" svg:height="3.382cm" svg:x="0.423cm" svg:y="0.32cm" presentation:class="title" presentation:user-transformed="true">
          <draw:text-box>
            <text:p text:style-name="P16"><text:span text:style-name="T9">Function object example: </text:span><text:span text:style-name="T9"><text:line-break/></text:span><text:span text:style-name="T9">dice code example</text:span></text:p>
          </draw:text-box>
        </draw:frame>
        <presentation:notes draw:style-name="dp2">
          <draw:page-thumbnail draw:name="Slide Image Placeholder 1" draw:style-name="gr8" draw:layer="layout" svg:width="12.69cm" svg:height="9.515cm" svg:x="3.179cm" svg:y="1.909cm" draw:page-number="46" presentation:class="page"/>
          <draw:frame draw:name="Notes Placeholder 2" presentation:style-name="pr1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43</meta:editing-cycles>
    <meta:print-date>2006-12-24T17:09:16</meta:print-date>
    <meta:creation-date>1601-01-01T02:00:00</meta:creation-date>
    <dc:date>2018-06-05T21:13:50.367961375</dc:date>
    <meta:editing-duration>P3DT18H51M56S</meta:editing-duration>
    <meta:generator>LibreOffice/5.1.6.2$Linux_X86_64 LibreOffice_project/10m0$Build-2</meta:generator>
    <meta:document-statistic meta:object-count="4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